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EJERCICIO 5 - REGISTRO<text:line-break/><text:line-break/><text:line-break/>Formularioque valida en el servidor los campos que son obligatorios (*) ademas de comprobar que se mete una fecha correcta. A la hora de la comprobacion de datos tiene que aparecer en el mismo servlet otra vez ese mismo formulario con los datos recogidos anteriormente (en el caso que sean correctos). En este proceso el cliente no se enteraria ya que es algo trasparente.<text:line-break/><text:line-break/>Una vez recibido el formulario, compruebo si hay errores. En el caso que no haya errores una salida de resultados y en el caso que haya errores otra vez mostramos el form e indicamos los fallos que han obtenido y los datos introducidos. Con esta opcion nos vamos a una pantalla informativa que hay errores. Para ello le pasamos toda la informacion en el formulario a traves de 'value'. Ademas, aparecera un al lado del campo erroneo una foto de un aspa y si esta correcto el check verde.<text:line-break/>=========================================================================================================================================<text:line-break/>Entrando en mas detalle en el codigo, lo primero que hago es llamar al metodo "todoCorrecto" que lo que hace es comprobar si todas las posiciones son true, si esto fuera asi esta todo correcto. Dependiendo de si es verdadero o falso vamos a una parte del codigo u otra.<text:line-break/><text:line-break/>-Si es falso el formulario: lo primero que tenemos que pensar es que tiene que imprimirse todo el formulario de nuevo. A partir de aqui, ir viendo cada parte del formulario viendo sus errores. Para ello, con sentencias 'if' preguntando por el fallo segun la posicion sabremos lo que habra pasado (posicion0: fallo en el nombre, posicion1: usuario incorrecto, posicion2: fecha incorrecta, posicion4: contraseña incorrecta.<text:line-break/><text:line-break/>*** COMPROBACION DE ERRORES***<text:line-break/><text:line-break/>Esta comprobacion la hago todo en el doPost porque este metodo siempre se ejecuta cuando vamos a entrar al servlet y gracias a esto comprueba cada vez que le demos al boton "Enviar". Para comprobar nombre, usuario y contraseña hago misma logica, es decir, obtengo el parametro y una vez obtenido, pregunto por el metodo "isEmpty()" que me dira si hay algo o no. Si hay le introduzco un numero distinto de 0 (si es -1 significa que hay error). Para comprobar la fecha, si es bisiesto significa que el mes de febrero tiene un dia mes (29) los demas meses dependiendo el caso 30 o 31. Hago un array porque asi me sera mas facil comprobar cuando el dia de un mes no sea 30 o 31. A la hora de comprobar, simplemente aqui lo que hacemos es que cuando el dia que haya cogido sea menor con respecto a la posicion del mes de este dia, significa que es correcto.<text:line-break/>************************************************<text:line-break/><text:line-break/>Por lo general lo que hago en cada 'if' y 'else' es:<text:line-break/> <text:s text:c="3"/>-True: pinto el check verde al lado del campo y recupero los datos puesto por el usuario gracias a 'value' y pasandole la variable <text:s text:c="9"/>correspondiente, dicha variable la saco a traves del metodo getParameter().<text:line-break/> <text:s text:c="3"/>-False: pinto el aspa rojo al lado del campo y muestro de nuevo la cajita de comentarios o bien, si es fecha, cada selected<text:line-break/> <text:s text:c="3"/><text:line-break/><text:line-break/>-Si es verdadero el formulario: muestro toda la salida de informacion, recorriendolo con un mapa. Lo que hago es primero para que no me muestre el valor de enviar hago una condicion, seguidamente para que no me muestre la fecha tres veces, dos condiciones para que en el caso de me venga el dia o el mesno me haga nada. Una vez que me venga ya el año es cuando voy a mostrar la fecha<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5S</meta:editing-duration>
    <meta:editing-cycles>3</meta:editing-cycles>
    <meta:generator>LibreOffice/5.4.3.2$Windows_X86_64 LibreOffice_project/92a7159f7e4af62137622921e809f8546db437e5</meta:generator>
    <dc:date>2018-10-01T23:52:10.411000000</dc:date>
    <meta:document-statistic meta:table-count="0" meta:image-count="0" meta:object-count="0" meta:page-count="1" meta:paragraph-count="1" meta:word-count="586" meta:character-count="3447" meta:non-whitespace-character-count="2831"/>
    <meta:user-defined meta:name="Info 1"/>
    <meta:user-defined meta:name="Info 2"/>
    <meta:user-defined meta:name="Info 3"/>
    <meta:user-defined meta:name="Info 4"/>
  </office:meta>
</office:document-meta>
</file>